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90.73700787401573pt" style:use-optimal-column-width="true"/>
    </style:style>
    <style:style style:name="ACOL-7" style:family="table-column">
      <style:table-column-properties style:column-width="102.75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65.25354330708662pt" style:use-optimal-column-width="true"/>
    </style:style>
    <style:style style:name="ACOL-10" style:family="table-column">
      <style:table-column-properties style:column-width="104.25pt" style:use-optimal-column-width="false"/>
    </style:style>
    <style:style style:name="ACOL-11" style:family="table-column">
      <style:table-column-properties style:column-width="78pt" style:use-optimal-column-width="false"/>
    </style:style>
    <style:style style:name="ACOL-12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25"/>
        <table:table-column table:style-name="ACOL-0" table:number-columns-repeated="12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Thale_No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LCC362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100.16667">
            <text:p>100.17</text:p>
          </table:table-cell>
          <table:table-cell table:style-name="ACE-0" office:value-type="float" office:value="2435">
            <text:p>2435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fibrous peat sediments characterized by freshwater plant macro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47">
            <text:p>−1.47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HortonEtal2005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Thale_No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RR-6574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100.16667">
            <text:p>100.17</text:p>
          </table:table-cell>
          <table:table-cell table:style-name="ACE-0" office:value-type="float" office:value="6980">
            <text:p>698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organic clay sedimentological information and plant macrofossils referring to a high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8079999999999998">
            <text:p>−2.80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ortonEtal2005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Thale_Noi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SRR-6575</text:p>
          </table:table-cell>
          <table:table-cell table:style-name="ACE-2" office:value-type="float" office:value="7.75">
            <text:p>7.75</text:p>
          </table:table-cell>
          <table:table-cell table:style-name="ACE-2" office:value-type="float" office:value="100.16667">
            <text:p>100.17</text:p>
          </table:table-cell>
          <table:table-cell table:style-name="ACE-0" office:value-type="float" office:value="7535">
            <text:p>7535</text:p>
          </table:table-cell>
          <table:table-cell table:style-name="ACE-0" office:value-type="float" office:value="114">
            <text:p>114</text:p>
          </table:table-cell>
          <table:table-cell table:style-name="ACE-0" office:value-type="string">
            <text:p>basal clay sedimentological information and plant macrofossils referring to a high marsh environ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5179999999999998">
            <text:p>−5.51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ortonEtal2005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35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1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93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65384">
          <table:table-cell table:number-columns-repeated="256"/>
        </table:table-row>
        <table:table-row table:style-name="AROW-0" table:number-rows-repeated="19">
          <table:table-cell table:number-columns-repeated="256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15" gnm:cursor-row="1">
          <gnm:selection gnm:start-col="15" gnm:start-row="1" gnm:end-col="15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8-05T07:41:58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